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ommandClient.rcommand( String localUsername , String remoteUsername ,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ommandClient._createError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CommandClient.connect(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ommandClient.connect( String hostname , int port , InetAddress local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ommandClient.connect( InetAddress host , int port , InetAddress localAdd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CommandClient.connect( InetAddress host , int port , InetAddress localAddr , int local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CommandClient.rcommand( String localUsername , String remoteUsername , String command , boolean separateErro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ommandClient.RCommand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ommandClient.connect( String hostname , int port , InetAddress localAddr , int local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CommandClient.connect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